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uerpo">
      <style:text-properties fo:font-weight="bold" style:font-weight-asian="bold" style:font-weight-complex="bold"/>
    </style:style>
    <style:style style:name="P2" style:family="paragraph" style:parent-style-name="Cuerpo">
      <style:paragraph-properties style:writing-mode="lr-tb"/>
    </style:style>
    <style:style style:name="P3" style:family="paragraph" style:parent-style-name="Cuerpo">
      <style:paragraph-properties style:writing-mode="lr-tb"/>
      <style:text-properties officeooo:rsid="001d9117" officeooo:paragraph-rsid="001d9117"/>
    </style:style>
    <style:style style:name="T1" style:family="text">
      <style:text-properties style:rfc-language-tag="es-ES-u-co-trad" fo:language="es" fo:country="ES" fo:font-weight="bold" style:font-weight-asian="bold" style:font-weight-complex="bold"/>
    </style:style>
    <style:style style:name="T2" style:family="text">
      <style:text-properties style:rfc-language-tag="es-ES-u-co-trad" fo:language="es" fo:country="ES" fo:font-weight="bold" officeooo:rsid="001d9117" style:font-weight-asian="bold" style:font-weight-complex="bold"/>
    </style:style>
    <style:style style:name="T3" style:family="text">
      <style:text-properties style:rfc-language-tag="es-ES-u-co-trad" fo:language="es" fo:country="ES" fo:font-weight="bold" officeooo:rsid="001e214b" style:font-weight-asian="bold" style:font-weight-complex="bold"/>
    </style:style>
    <style:style style:name="T4" style:family="text">
      <style:text-properties style:rfc-language-tag="es-ES-u-co-trad" fo:language="es" fo:country="ES" fo:font-weight="normal" style:font-weight-asian="normal" style:font-weight-complex="normal"/>
    </style:style>
    <style:style style:name="T5" style:family="text">
      <style:text-properties style:rfc-language-tag="es-ES-u-co-trad" fo:language="es" fo:country="ES" fo:font-weight="normal" officeooo:rsid="001d9117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pt" fo:country="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uerpo"><text:span text:style-name="T1">IBEX 35 S</text:span><text:span text:style-name="T2">esion Price</text:span></text:p>
      <text:p text:style-name="P1"/>
      <text:p text:style-name="P3">Bolsa de madrid session prices 06/04/2022</text:p>
      <text:p text:style-name="P2"/>
      <text:p text:style-name="Cuerpo"><text:span text:style-name="T3">Columns</text:span><text:span text:style-name="T1">: </text:span></text:p>
      <text:p text:style-name="P1"/>
      <text:p text:style-name="Cuerpo"><text:span text:style-name="T1">Nombre: </text:span><text:span text:style-name="Ninguno"><text:span text:style-name="T5">Company name</text:span></text:span></text:p>
      <text:p text:style-name="P1"/>
      <text:p text:style-name="Cuerpo"><text:span text:style-name="T1">Últ: </text:span><text:span text:style-name="Ninguno"><text:span text:style-name="T4">last stock price recorded</text:span></text:span></text:p>
      <text:p text:style-name="P1"/>
      <text:p text:style-name="Cuerpo"><text:span text:style-name="T1">Dif: </text:span><text:span text:style-name="Ninguno"><text:span text:style-name="T4">percentage of stock value change since market opening</text:span></text:span></text:p>
      <text:p text:style-name="P1"/>
      <text:p text:style-name="Cuerpo"><text:span text:style-name="T1">Máx: </text:span><text:span text:style-name="Ninguno"><text:span text:style-name="T4">maximum price per stock since market opening</text:span></text:span></text:p>
      <text:p text:style-name="P1"/>
      <text:p text:style-name="Cuerpo"><text:span text:style-name="T1">Mín: </text:span><text:span text:style-name="Ninguno"><text:span text:style-name="T4">minimum price per stock since market opening</text:span></text:span></text:p>
      <text:p text:style-name="P1"/>
      <text:p text:style-name="Cuerpo"><text:span text:style-name="T1">Volumen: </text:span><text:span text:style-name="Ninguno"><text:span text:style-name="T4">number of stocks exchanged since market opening</text:span></text:span></text:p>
      <text:p text:style-name="P1"/>
      <text:p text:style-name="Cuerpo"><text:span text:style-name="T1">Efectivo ( </text:span><text:span text:style-name="T2">k</text:span><text:span text:style-name="T1">€): </text:span><text:span text:style-name="Ninguno"><text:span text:style-name="T4">amount of money that has transacted with this company since market opening, in thousands of euros</text:span></text:span></text:p>
      <text:p text:style-name="P1"/>
      <text:p text:style-name="Cuerpo"><text:span text:style-name="T1">Fecha: </text:span><text:span text:style-name="Ninguno"><text:span text:style-name="T4">date of the record</text:span></text:span></text:p>
      <text:p text:style-name="P1"/>
      <text:p text:style-name="Cuerpo"><text:span text:style-name="T1">Hora: </text:span><text:span text:style-name="Ninguno"><text:span text:style-name="T4">time of the record</text:span></text:span></text:p>
      <text:p text:style-name="P2"/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Cuerpo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style:rfc-language-tag="es-ES-u-co-trad" fo:language="es" fo:country="ES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Ninguno" style:family="text">
      <style:text-properties style:rfc-language-tag="es-ES-u-co-trad" fo:language="es" fo:country="ES"/>
    </style:style>
    <style:style style:name="Hyperlink.0" style:family="text" style:parent-style-name="Internet_20_link">
      <style:text-properties style:text-underline-style="solid" style:text-underline-width="auto" style:text-underline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6T21:05:17.813568695</dc:date>
    <meta:editing-duration>PT1M1S</meta:editing-duration>
    <meta:editing-cycles>1</meta:editing-cycles>
    <meta:document-statistic meta:table-count="0" meta:image-count="0" meta:object-count="0" meta:page-count="1" meta:paragraph-count="12" meta:word-count="81" meta:character-count="494" meta:non-whitespace-character-count="424"/>
    <meta:generator>LibreOffice/7.2.5.2.0$Linux_X86_64 LibreOffice_project/20$Build-2</meta:generator>
  </office:meta>
</office:document-meta>
</file>